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opacity="50%" draw:opacity-name="" draw:textarea-horizontal-align="justify" draw:textarea-vertical-align="middle" draw:auto-grow-height="false" fo:min-height="1.541cm" fo:min-width="2.1cm"/>
    </style:style>
    <style:style style:name="gr5" style:family="graphic" style:parent-style-name="standard">
      <style:graphic-properties draw:opacity="50%" draw:opacity-name="" draw:textarea-horizontal-align="justify" draw:textarea-vertical-align="middle" draw:auto-grow-height="false" fo:min-height="1.628cm" fo:min-width="2.486cm"/>
    </style:style>
    <style:style style:name="gr6" style:family="graphic" style:parent-style-name="standard">
      <style:graphic-properties draw:opacity="50%" draw:opacity-name="" draw:textarea-horizontal-align="justify" draw:textarea-vertical-align="middle" draw:auto-grow-height="false" fo:min-height="1.524cm" fo:min-width="2.42cm"/>
    </style:style>
    <style:style style:name="gr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23ff2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cm" svg:height="2cm" svg:x="2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cm" svg:height="2cm" svg:x="6cm" svg:y="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cm" svg:y="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5cm">
          <text:p text:style-name="P1">9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cm" svg:y1="4cm" svg:x2="17.213cm" svg:y2="4.195cm" draw:start-shape="id1" draw:start-glue-point="1" draw:end-shape="id2" draw:end-glue-point="3" svg:d="M8000 4000h501l8210 195h502" svg:viewBox="0 0 9214 196">
          <text:p/>
        </draw:connector>
        <draw:frame draw:style-name="gr3" draw:layer="layout" svg:width="5.553cm" svg:height="0.962cm" draw:transform="rotate (-0.0118682389135618) translate (10.141cm 4.064cm)">
          <draw:text-box>
            <text:p>Gets projected as</text:p>
          </draw:text-box>
        </draw:frame>
        <draw:custom-shape draw:style-name="gr4" draw:text-style-name="P1" xml:id="id2" draw:id="id2" draw:layer="layout" svg:width="2.6cm" svg:height="1.791cm" draw:transform="skewX (-0.0996583002888762) rotate (-0.0998328332140759) translate (17.213cm 3.296cm)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22cm 3.199cm)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22cm 4.662cm)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17.213cm 1.878cm)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19.786cm 1.876cm)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19.786cm 3.199cm)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17.2cm 4.948cm)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.92cm" svg:height="1.774cm" draw:transform="skewX (-0.00226892802759264) rotate (0.0359537825910832) translate (19.428cm 4.948cm)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22.014cm 1.705cm)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.791cm" draw:transform="skewX (-0.0996583002888762) rotate (-0.0998328332140759) translate (1.957cm 14.175cm)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6.744cm 14.078cm)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6.744cm 15.541cm)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1.957cm 12.757cm)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4.53cm 12.755cm)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86cm" svg:height="1.878cm" draw:transform="skewX (-0.0020943951023932) rotate (0.0359537825910832) translate (4.53cm 14.078cm)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1.944cm 15.827cm)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4.172cm 15.827cm)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cm" svg:height="1.774cm" draw:transform="skewX (-0.00226892802759264) rotate (0.0359537825910832) translate (6.758cm 12.584cm)">
          <text:p text:style-name="P1">3</text:p>
          <draw:enhanced-geometry svg:viewBox="0 0 21600 21600" draw:type="rectangle" draw:enhanced-path="M 0 0 L 21600 0 21600 21600 0 21600 0 0 Z N"/>
        </draw:custom-shape>
        <draw:line draw:style-name="gr7" draw:text-style-name="P1" xml:id="id7" draw:id="id7" draw:layer="layout" svg:x1="9.744cm" svg:y1="12.479cm" svg:x2="1.944cm" svg:y2="12.479cm">
          <text:p/>
        </draw:line>
        <draw:line draw:style-name="gr8" draw:text-style-name="P1" draw:layer="layout" svg:x1="1.944cm" svg:y1="17.6cm" svg:x2="9.8cm" svg:y2="17.6cm">
          <text:p/>
        </draw:line>
        <draw:line draw:style-name="gr7" draw:text-style-name="P1" xml:id="id4" draw:id="id4" draw:layer="layout" svg:x1="9.744cm" svg:y1="12.479cm" svg:x2="9.856cm" svg:y2="17.6cm">
          <text:p/>
        </draw:line>
        <draw:line draw:style-name="gr7" draw:text-style-name="P1" draw:layer="layout" svg:x1="1.944cm" svg:y1="12.479cm" svg:x2="1.944cm" svg:y2="17.6cm">
          <text:p/>
        </draw:line>
        <draw:line draw:style-name="gr9" draw:text-style-name="P1" draw:layer="layout" svg:x1="7.586cm" svg:y1="13.971cm" svg:x2="4.53cm" svg:y2="13.971cm">
          <text:p/>
        </draw:line>
        <draw:line draw:style-name="gr9" draw:text-style-name="P1" draw:layer="layout" svg:x1="7.586cm" svg:y1="15.955cm" svg:x2="4.53cm" svg:y2="15.955cm">
          <text:p/>
        </draw:line>
        <draw:line draw:style-name="gr9" draw:text-style-name="P1" draw:layer="layout" svg:x1="4.53cm" svg:y1="13.971cm" svg:x2="4.53cm" svg:y2="15.955cm">
          <text:p/>
        </draw:line>
        <draw:line draw:style-name="gr9" draw:text-style-name="P1" xml:id="id3" draw:id="id3" draw:layer="layout" svg:x1="7.586cm" svg:y1="15.955cm" svg:x2="7.586cm" svg:y2="13.971cm">
          <text:p/>
        </draw:line>
        <draw:frame draw:style-name="gr10" draw:layer="layout" svg:width="15.2cm" svg:height="2.384cm" svg:x="12.2cm" svg:y="14.016cm">
          <draw:text-box>
            <text:p>Global bounding box(equivalent to original image)</text:p>
          </draw:text-box>
        </draw:frame>
        <draw:connector draw:style-name="gr2" draw:text-style-name="P1" draw:layer="layout" draw:type="curve" svg:x1="7.586cm" svg:y1="14.963cm" svg:x2="11.532cm" svg:y2="13.179cm" draw:start-shape="id3" draw:start-glue-point="1" svg:d="M7586 14963c3375 0 1402-1784 3946-1784" svg:viewBox="0 0 3947 1785">
          <text:p/>
        </draw:connector>
        <draw:frame draw:style-name="gr11" draw:layer="layout" svg:width="12.849cm" svg:height="1.434cm" svg:x="11.351cm" svg:y="12.766cm">
          <draw:text-box>
            <text:p>Local bounding box(share of projector 5)</text:p>
          </draw:text-box>
        </draw:frame>
        <draw:connector draw:style-name="gr2" draw:text-style-name="P1" draw:layer="layout" draw:type="line" svg:x1="9.8cm" svg:y1="12.479cm" svg:x2="9.8cm" svg:y2="12.479cm" draw:start-shape="id4" draw:end-shape="id4" svg:d="M9800 12479z" svg:viewBox="0 0 1 1">
          <text:p/>
        </draw:connector>
        <draw:connector draw:style-name="gr2" draw:text-style-name="P1" xml:id="id5" draw:id="id5" draw:layer="layout" draw:type="line" svg:x1="9.856cm" svg:y1="15.039cm" svg:x2="9.856cm" svg:y2="15.039cm" draw:start-shape="id4" draw:start-glue-point="1" draw:end-shape="id4" draw:end-glue-point="1" svg:d="M9856 15039z" svg:viewBox="0 0 1 1">
          <text:p/>
        </draw:connector>
        <draw:connector draw:style-name="gr2" draw:text-style-name="P1" draw:layer="layout" draw:type="curve" svg:x1="9.856cm" svg:y1="15.039cm" svg:x2="12.231cm" svg:y2="14.527cm" draw:start-shape="id5" draw:start-glue-point="0" svg:d="M9856 15039c2157 0 970-512 2375-512" svg:viewBox="0 0 2376 513">
          <text:p/>
        </draw:connector>
        <draw:connector draw:style-name="gr2" draw:text-style-name="P1" draw:layer="layout" draw:type="curve" svg:x1="20.955cm" svg:y1="6.668cm" svg:x2="5.844cm" svg:y2="12.479cm" draw:start-shape="id6" draw:start-glue-point="2" draw:end-shape="id7" draw:end-glue-point="0" svg:d="M20955 6668c0 4359-15111 1454-15111 5811" svg:viewBox="0 0 15112 5812">
          <text:p/>
        </draw:connector>
        <draw:frame draw:style-name="gr12" draw:layer="layout" svg:width="9.2cm" svg:height="1.784cm" svg:x="8.6cm" svg:y="7.816cm">
          <draw:text-box>
            <text:p>Compute share of each projector in original image</text:p>
          </draw:text-box>
        </draw:frame>
        <draw:frame draw:style-name="gr13" draw:text-style-name="P2" draw:layer="layout" svg:width="5.2cm" svg:height="1.673cm" svg:x="2.4cm" svg:y="7.4cm">
          <draw:text-box>
            <text:p text:style-name="P2"><text:span text:style-name="T1">Original image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2:42:16.544059485</meta:creation-date>
    <dc:date>2014-11-14T10:07:03.093474650</dc:date>
    <meta:editing-duration>PT1H31M25S</meta:editing-duration>
    <meta:editing-cycles>7</meta:editing-cycles>
    <meta:generator>LibreOffice/4.3.0.4$Linux_X86_64 LibreOffice_project/62ad5818884a2fc2e5780dd45466868d41009ec0</meta:generator>
    <meta:document-statistic meta:object-count="69"/>
  </office:meta>
</office:document-meta>
</file>